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38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TranSim Tutorial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1:41:27.133907600</meta:creation-date>
    <dc:date>2025-07-07T11:44:21.541398400</dc:date>
    <meta:editing-duration>PT2M55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5"/>
    <meta:generator>LibreOffice/25.2.4.3$Windows_X86_64 LibreOffice_project/33e196637044ead23f5c3226cde09b47731f7e27</meta:generator>
  </office:meta>
</office:document-meta>
</file>